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/>
    <style:font-face style:name="Liberation Mono1" svg:font-family="'Liberation Mono'"/>
    <style:font-face style:name="Liberation Sans2" svg:font-family="'Liberation Sans'"/>
    <style:font-face style:name="Bitstream Vera Sans" svg:font-family="'Bitstream Vera Sans'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ff" draw:stroke-linejoin="round" svg:stroke-linecap="round" draw:fill="none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34cm" svg:stroke-color="#0000ff" draw:stroke-linejoin="round" svg:stroke-linecap="round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2.3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2.6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2.72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2.6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52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6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70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3.11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64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4.45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14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17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2.23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2.24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73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90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37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85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41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2.07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68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2.11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60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1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6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6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2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90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8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19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39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53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91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50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40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27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43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56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45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38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41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4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48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34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134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60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5.903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75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8.97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7.49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0.65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3.46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2.18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3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67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522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14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2.13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2.11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4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4.32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3.43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7.27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68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2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2.55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90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24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20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74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7.87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3.17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756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069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72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548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11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9.708cm" fo:padding-top="0cm" fo:padding-bottom="0cm" fo:padding-left="0cm" fo:padding-right="0cm"/>
    </style:style>
    <style:style style:name="gr83" style:family="graphic" style:parent-style-name="standard">
      <style:graphic-properties fo:border="non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5.40000009536743pt" style:font-size-asian="5.40000009536743pt" style:font-size-complex="5.40000009536743pt"/>
    </style:style>
    <style:style style:name="P5" style:family="paragraph">
      <loext:graphic-properties draw:fill="none"/>
      <style:paragraph-properties style:writing-mode="lr-tb"/>
      <style:text-properties fo:font-size="5pt" style:font-size-asian="5pt" style:font-size-complex="5pt"/>
    </style:style>
    <style:style style:name="P6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7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8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9" style:family="paragraph">
      <loext:graphic-properties draw:fill="none"/>
      <style:paragraph-properties style:writing-mode="lr-tb"/>
      <style:text-properties fo:font-size="10.8999996185303pt" style:font-size-asian="10.8999996185303pt" style:font-size-complex="10.8999996185303pt"/>
    </style:style>
    <style:style style:name="P10" style:family="paragraph">
      <loext:graphic-properties draw:fill="none"/>
      <style:paragraph-properties style:writing-mode="lr-tb"/>
      <style:text-properties fo:font-size="13.8999996185303pt" style:font-size-asian="13.8999996185303pt" style:font-size-complex="13.8999996185303pt"/>
    </style:style>
    <style:style style:name="P11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000000" style:font-name="Liberation Sans2" fo:font-size="5.40000009536743pt" style:font-size-asian="5.40000009536743pt" style:font-name-complex="Liberation Sans2" style:font-size-complex="5.40000009536743pt"/>
    </style:style>
    <style:style style:name="T2" style:family="text">
      <style:text-properties fo:color="#0000ff" style:font-name="Liberation Sans2" fo:font-size="5pt" style:font-size-asian="5pt" style:font-name-complex="Liberation Sans2" style:font-size-complex="5pt"/>
    </style:style>
    <style:style style:name="T3" style:family="text">
      <style:text-properties fo:color="#0000ff" style:font-name="Liberation Sans2" fo:font-size="7pt" style:font-size-asian="7pt" style:font-name-complex="Liberation Sans2" style:font-size-complex="7pt"/>
    </style:style>
    <style:style style:name="T4" style:family="text">
      <style:text-properties fo:color="#ff0000" style:font-name="Liberation Sans2" fo:font-size="6pt" style:font-size-asian="6pt" style:font-name-complex="Liberation Sans2" style:font-size-complex="6pt"/>
    </style:style>
    <style:style style:name="T5" style:family="text">
      <style:text-properties fo:color="#0000ff" style:font-name="Liberation Sans2" fo:font-size="6pt" style:font-size-asian="6pt" style:font-name-complex="Liberation Sans2" style:font-size-complex="6pt"/>
    </style:style>
    <style:style style:name="T6" style:family="text">
      <style:text-properties fo:color="#000000" style:font-name="Liberation Mono1" fo:font-size="9.89999961853027pt" style:font-size-asian="9.89999961853027pt" style:font-name-complex="Liberation Mono1" style:font-size-complex="9.89999961853027pt"/>
    </style:style>
    <style:style style:name="T7" style:family="text">
      <style:text-properties fo:color="#000000" style:font-name="Bitstream Vera Sans1" fo:font-size="10.8999996185303pt" fo:font-weight="bold" style:font-size-asian="10.8999996185303pt" style:font-name-complex="Bitstream Vera Sans1" style:font-size-complex="10.8999996185303pt" style:font-weight-complex="bold"/>
    </style:style>
    <style:style style:name="T8" style:family="text">
      <style:text-properties fo:color="#0000ff" style:font-name="Bitstream Vera Sans1" fo:font-size="13.8999996185303pt" fo:font-weight="bold" style:font-size-asian="13.8999996185303pt" style:font-name-complex="Bitstream Vera Sans1" style:font-size-complex="13.8999996185303pt" style:font-weight-complex="bold"/>
    </style:style>
    <style:style style:name="T9" style:family="text">
      <style:text-properties fo:color="#0000ff" style:font-name="Liberation Sans2" fo:font-size="5.40000009536743pt" style:font-size-asian="5.40000009536743pt" style:font-name-complex="Liberation Sans2" style:font-size-complex="5.40000009536743pt"/>
    </style:style>
    <style:style style:name="T10" style:family="text">
      <style:text-properties fo:color="#000000" style:font-name="Liberation Mono1" fo:font-size="9pt" style:font-size-asian="9pt" style:font-name-complex="Liberation Mono1" style:font-size-complex="9pt"/>
    </style:style>
    <style:style style:name="T11" style:family="text">
      <style:text-properties fo:color="#000000" style:font-name="Bitstream Vera Sans1" fo:font-size="6pt" fo:font-weight="bold" style:font-size-asian="6pt" style:font-name-complex="Bitstream Vera Sans1" style:font-size-complex="6pt" style:font-weight-complex="bold"/>
    </style:style>
    <style:style style:name="T12" style:family="text">
      <style:text-properties fo:color="#000000" style:font-name="Liberation Mono1" fo:font-size="7pt" style:font-size-asian="7pt" style:font-name-complex="Liberation Mono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ConsigneeFiel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onsigneeField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SHIPPER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CONSIGNEE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NOTIFY PARTY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 form:name="PRE-CARRIAGE BY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CEAN VESSEL VOYAGE NO FLAG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LACE OF RECEIPT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RT OF LANDING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RT OF DISCHARGE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LACE OF DELIVERY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OOKING NO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ILL OF LADING NO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NTR NOS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DESCRIPTION OF GOODS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GROSS WEIGHT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GROSS MEASUREMENT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 form:name="H/M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FINAL DESTINATION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TYPE OF MOVEMENT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QUANTITY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CODE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TARRIF ITEM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FREIGHTED AS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RATE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PREPAID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COLLECT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PREPAID2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COLLECT2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SERVICE CONTRACT NO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DOC FORM NO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COMMODITY CODE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EXCHANGE RATE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DATE CARGO RECEIVED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DATE LADEN ON BOARD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PLACE OF BILLS(S) ISSUE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DATED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EXPORT REFERENCES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FORWARDING AGEN-REFERENCES FMC NO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EXPORTER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textarea form:name="EXCHANGE RATE2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</form:form>
        </office:forms>
        <draw:line draw:style-name="gr1" draw:text-style-name="P1" draw:layer="layout" svg:x1="1.004cm" svg:y1="2.1cm" svg:x2="20.504cm" svg:y2="2.1cm">
          <text:p/>
        </draw:line>
        <draw:line draw:style-name="gr1" draw:text-style-name="P1" draw:layer="layout" svg:x1="0.966cm" svg:y1="6.934cm" svg:x2="11.964cm" svg:y2="6.934cm">
          <text:p/>
        </draw:line>
        <draw:line draw:style-name="gr1" draw:text-style-name="P1" draw:layer="layout" svg:x1="0.99cm" svg:y1="10.078cm" svg:x2="20.49cm" svg:y2="10.078cm">
          <text:p/>
        </draw:line>
        <draw:line draw:style-name="gr1" draw:text-style-name="P1" draw:layer="layout" svg:x1="0.966cm" svg:y1="9.37cm" svg:x2="11.964cm" svg:y2="9.37cm">
          <text:p/>
        </draw:line>
        <draw:line draw:style-name="gr1" draw:text-style-name="P1" draw:layer="layout" svg:x1="6.494cm" svg:y1="9.372cm" svg:x2="6.488cm" svg:y2="11.785cm">
          <text:p/>
        </draw:line>
        <draw:line draw:style-name="gr1" draw:text-style-name="P1" draw:layer="layout" svg:x1="0.99cm" svg:y1="11cm" svg:x2="20.49cm" svg:y2="11cm">
          <text:p/>
        </draw:line>
        <draw:line draw:style-name="gr2" draw:text-style-name="P1" draw:layer="layout" svg:x1="1.013cm" svg:y1="11.833cm" svg:x2="20.513cm" svg:y2="11.833cm">
          <text:p/>
        </draw:line>
        <draw:line draw:style-name="gr1" draw:text-style-name="P1" draw:layer="layout" svg:x1="0.998cm" svg:y1="12.255cm" svg:x2="20.496cm" svg:y2="12.255cm">
          <text:p/>
        </draw:line>
        <draw:line draw:style-name="gr2" draw:text-style-name="P1" draw:layer="layout" svg:x1="0.99cm" svg:y1="19.263cm" svg:x2="20.49cm" svg:y2="19.263cm">
          <text:p/>
        </draw:line>
        <draw:line draw:style-name="gr2" draw:text-style-name="P1" draw:layer="layout" svg:x1="3.923cm" svg:y1="19.159cm" svg:x2="6.615cm" svg:y2="19.159cm">
          <text:p/>
        </draw:line>
        <draw:line draw:style-name="gr1" draw:text-style-name="P1" draw:layer="layout" svg:x1="0.99cm" svg:y1="19.883cm" svg:x2="17.188cm" svg:y2="19.883cm">
          <text:p/>
        </draw:line>
        <draw:line draw:style-name="gr1" draw:text-style-name="P1" draw:layer="layout" svg:x1="17.216cm" svg:y1="21.142cm" svg:x2="20.515cm" svg:y2="21.142cm">
          <text:p/>
        </draw:line>
        <draw:line draw:style-name="gr1" draw:text-style-name="P1" draw:layer="layout" svg:x1="4.8cm" svg:y1="19.908cm" svg:x2="4.8cm" svg:y2="24.168cm">
          <text:p/>
        </draw:line>
        <draw:line draw:style-name="gr1" draw:text-style-name="P1" draw:layer="layout" svg:x1="8.425cm" svg:y1="19.908cm" svg:x2="8.425cm" svg:y2="25.496cm">
          <text:p/>
        </draw:line>
        <draw:line draw:style-name="gr1" draw:text-style-name="P1" draw:layer="layout" svg:x1="8.416cm" svg:y1="25.504cm" svg:x2="14.461cm" svg:y2="25.504cm">
          <text:p/>
        </draw:line>
        <draw:line draw:style-name="gr1" draw:text-style-name="P1" draw:layer="layout" svg:x1="6.717cm" svg:y1="19.908cm" svg:x2="6.717cm" svg:y2="24.168cm">
          <text:p/>
        </draw:line>
        <draw:line draw:style-name="gr1" draw:text-style-name="P1" draw:layer="layout" svg:x1="12.001cm" svg:y1="6.182cm" svg:x2="20.499cm" svg:y2="6.182cm">
          <text:p/>
        </draw:line>
        <draw:line draw:style-name="gr1" draw:text-style-name="P1" draw:layer="layout" svg:x1="7.824cm" svg:y1="19.291cm" svg:x2="7.824cm" svg:y2="19.883cm">
          <text:p/>
        </draw:line>
        <draw:line draw:style-name="gr1" draw:text-style-name="P1" draw:layer="layout" svg:x1="10.642cm" svg:y1="19.291cm" svg:x2="10.642cm" svg:y2="19.88cm">
          <text:p/>
        </draw:line>
        <draw:line draw:style-name="gr1" draw:text-style-name="P1" draw:layer="layout" svg:x1="12.339cm" svg:y1="19.291cm" svg:x2="12.339cm" svg:y2="19.88cm">
          <text:p/>
        </draw:line>
        <draw:line draw:style-name="gr1" draw:text-style-name="P1" draw:layer="layout" svg:x1="14.5cm" svg:y1="19.291cm" svg:x2="14.5cm" svg:y2="19.88cm">
          <text:p/>
        </draw:line>
        <draw:line draw:style-name="gr1" draw:text-style-name="P1" draw:layer="layout" svg:x1="17.216cm" svg:y1="19.291cm" svg:x2="17.216cm" svg:y2="24.19cm">
          <text:p/>
        </draw:line>
        <draw:line draw:style-name="gr1" draw:text-style-name="P1" draw:layer="layout" svg:x1="17.216cm" svg:y1="21.912cm" svg:x2="20.501cm" svg:y2="21.912cm">
          <text:p/>
        </draw:line>
        <draw:line draw:style-name="gr1" draw:text-style-name="P1" draw:layer="layout" svg:x1="17.216cm" svg:y1="22.674cm" svg:x2="20.501cm" svg:y2="22.674cm">
          <text:p/>
        </draw:line>
        <draw:line draw:style-name="gr1" draw:text-style-name="P1" draw:layer="layout" svg:x1="17.216cm" svg:y1="23.451cm" svg:x2="20.501cm" svg:y2="23.451cm">
          <text:p/>
        </draw:line>
        <draw:line draw:style-name="gr1" draw:text-style-name="P1" draw:layer="layout" svg:x1="0.98cm" svg:y1="20.218cm" svg:x2="14.492cm" svg:y2="20.218cm">
          <text:p/>
        </draw:line>
        <draw:line draw:style-name="gr1" draw:text-style-name="P1" draw:layer="layout" svg:x1="4.996cm" svg:y1="12.252cm" svg:x2="4.996cm" svg:y2="18.392cm">
          <text:p/>
        </draw:line>
        <draw:line draw:style-name="gr1" draw:text-style-name="P1" draw:layer="layout" svg:x1="18.005cm" svg:y1="12.252cm" svg:x2="18.005cm" svg:y2="18.392cm">
          <text:p/>
        </draw:line>
        <draw:line draw:style-name="gr1" draw:text-style-name="P1" draw:layer="layout" svg:x1="15.115cm" svg:y1="12.252cm" svg:x2="15.115cm" svg:y2="18.392cm">
          <text:p/>
        </draw:line>
        <draw:line draw:style-name="gr1" draw:text-style-name="P1" draw:layer="layout" svg:x1="7.437cm" svg:y1="12.252cm" svg:x2="7.437cm" svg:y2="18.392cm">
          <text:p/>
        </draw:line>
        <draw:line draw:style-name="gr1" draw:text-style-name="P1" draw:layer="layout" svg:x1="7.141cm" svg:y1="12.252cm" svg:x2="7.141cm" svg:y2="18.392cm">
          <text:p/>
        </draw:line>
        <draw:line draw:style-name="gr1" draw:text-style-name="P1" draw:layer="layout" svg:x1="11.992cm" svg:y1="2.816cm" svg:x2="20.492cm" svg:y2="2.816cm">
          <text:p/>
        </draw:line>
        <draw:line draw:style-name="gr1" draw:text-style-name="P1" draw:layer="layout" svg:x1="11.995cm" svg:y1="2.1cm" svg:x2="11.995cm" svg:y2="11.8cm">
          <text:p/>
        </draw:line>
        <draw:line draw:style-name="gr1" draw:text-style-name="P1" draw:layer="layout" svg:x1="0.99cm" svg:y1="4.592cm" svg:x2="20.49cm" svg:y2="4.592cm">
          <text:p/>
        </draw:line>
        <draw:line draw:style-name="gr1" draw:text-style-name="P1" draw:layer="layout" svg:x1="16.392cm" svg:y1="2.128cm" svg:x2="16.392cm" svg:y2="2.821cm">
          <text:p/>
        </draw:line>
        <draw:line draw:style-name="gr1" draw:text-style-name="P1" draw:layer="layout" svg:x1="0.99cm" svg:y1="19.908cm" svg:x2="0.99cm" svg:y2="24.168cm">
          <text:p/>
        </draw:line>
        <draw:polygon draw:style-name="gr3" draw:text-style-name="P2" draw:layer="layout" svg:width="0.825cm" svg:height="0.69cm" svg:x="19.705cm" svg:y="21.937cm" svg:viewBox="0 0 826 691" draw:points="0,0 826,0 826,691 0,691">
          <text:p/>
        </draw:polygon>
        <draw:polygon draw:style-name="gr3" draw:text-style-name="P2" draw:layer="layout" svg:width="4.373cm" svg:height="1.386cm" svg:x="14.925cm" svg:y="25.262cm" svg:viewBox="0 0 4374 1387" draw:points="0,0 4374,0 4374,1387 0,1387">
          <text:p/>
        </draw:polygon>
        <draw:frame draw:style-name="gr4" draw:text-style-name="P4" draw:layer="layout" svg:width="2.33cm" svg:height="0.217cm" svg:x="17.321cm" svg:y="19.381cm">
          <draw:text-box>
            <text:p text:style-name="P3"><text:span text:style-name="T1">[0] ORIGINAL BILLS(S) OF</text:span></text:p>
          </draw:text-box>
        </draw:frame>
        <draw:frame draw:style-name="gr5" draw:text-style-name="P4" draw:layer="layout" svg:width="2.69cm" svg:height="0.217cm" svg:x="17.321cm" svg:y="19.738cm">
          <draw:text-box>
            <text:p text:style-name="P3"><text:span text:style-name="T1">LADING HAVE BEEN SIGNED,</text:span></text:p>
          </draw:text-box>
        </draw:frame>
        <draw:frame draw:style-name="gr6" draw:text-style-name="P4" draw:layer="layout" svg:width="2.724cm" svg:height="0.217cm" svg:x="17.321cm" svg:y="20.094cm">
          <draw:text-box>
            <text:p text:style-name="P3"><text:span text:style-name="T1">WHERE DELIVERED AGAINST</text:span></text:p>
          </draw:text-box>
        </draw:frame>
        <draw:frame draw:style-name="gr7" draw:text-style-name="P4" draw:layer="layout" svg:width="2.622cm" svg:height="0.217cm" svg:x="17.321cm" svg:y="20.45cm">
          <draw:text-box>
            <text:p text:style-name="P3"><text:span text:style-name="T1">ONE, THE OTHERS(S) TO BE</text:span></text:p>
          </draw:text-box>
        </draw:frame>
        <draw:frame draw:style-name="gr8" draw:text-style-name="P4" draw:layer="layout" svg:width="0.523cm" svg:height="0.217cm" svg:x="17.321cm" svg:y="20.803cm">
          <draw:text-box>
            <text:p text:style-name="P3"><text:span text:style-name="T1">VOID.</text:span></text:p>
          </draw:text-box>
        </draw:frame>
        <draw:frame draw:style-name="gr9" draw:text-style-name="P5" draw:layer="layout" svg:width="1.64cm" svg:height="0.2cm" svg:x="1.129cm" svg:y="9.451cm">
          <draw:text-box>
            <text:p text:style-name="P3"><text:span text:style-name="T2">PRE-</text:span><text:span text:style-name="T2">CARRIAG</text:span><text:span text:style-name="T2">E BY</text:span></text:p>
          </draw:text-box>
        </draw:frame>
        <draw:frame draw:style-name="gr10" draw:text-style-name="P5" draw:layer="layout" svg:width="1.704cm" svg:height="0.2cm" svg:x="6.625cm" svg:y="9.451cm">
          <draw:text-box>
            <text:p text:style-name="P3"><text:span text:style-name="T2">PLACE </text:span><text:span text:style-name="T2">OF </text:span><text:span text:style-name="T2">RECEIP</text:span><text:span text:style-name="T2">T</text:span></text:p>
          </draw:text-box>
        </draw:frame>
        <draw:frame draw:style-name="gr11" draw:text-style-name="P5" draw:layer="layout" svg:width="3.114cm" svg:height="0.2cm" svg:x="1.129cm" svg:y="10.199cm">
          <draw:text-box>
            <text:p text:style-name="P3"><text:span text:style-name="T2">OCEAN </text:span><text:span text:style-name="T2">VESSEL </text:span><text:span text:style-name="T2">VOYAGE </text:span><text:span text:style-name="T2">NO. <text:s/>FLAG</text:span></text:p>
          </draw:text-box>
        </draw:frame>
        <draw:frame draw:style-name="gr12" draw:text-style-name="P5" draw:layer="layout" svg:width="1.649cm" svg:height="0.2cm" svg:x="6.625cm" svg:y="10.199cm">
          <draw:text-box>
            <text:p text:style-name="P3"><text:span text:style-name="T2">PORT OF LOADING</text:span></text:p>
          </draw:text-box>
        </draw:frame>
        <draw:frame draw:style-name="gr13" draw:text-style-name="P5" draw:layer="layout" svg:width="4.455cm" svg:height="0.2cm" svg:x="12.136cm" svg:y="10.199cm">
          <draw:text-box>
            <text:p text:style-name="P3"><text:span text:style-name="T2">FINAL DESTINATION(for the Merchant's reference only)</text:span></text:p>
          </draw:text-box>
        </draw:frame>
        <draw:frame draw:style-name="gr14" draw:text-style-name="P6" draw:layer="layout" svg:width="10.149cm" svg:height="0.276cm" svg:x="5.704cm" svg:y="11.905cm">
          <draw:text-box>
            <text:p text:style-name="P3"><text:span text:style-name="T3">PARTICU</text:span><text:span text:style-name="T3">LARS </text:span><text:span text:style-name="T3">DECLARE</text:span><text:span text:style-name="T3">D BY </text:span><text:span text:style-name="T3">SHIPPER </text:span><text:span text:style-name="T3">BUT NOT </text:span><text:span text:style-name="T3">ACKNOW</text:span><text:span text:style-name="T3">LEDGED </text:span><text:span text:style-name="T3">BY THE </text:span><text:span text:style-name="T3">CARRIER</text:span></text:p>
          </draw:text-box>
        </draw:frame>
        <draw:frame draw:style-name="gr15" draw:text-style-name="P5" draw:layer="layout" svg:width="0.175cm" svg:height="0.2cm" svg:x="7.243cm" svg:y="12.308cm">
          <draw:text-box>
            <text:p text:style-name="P3"><text:span text:style-name="T2">H</text:span></text:p>
          </draw:text-box>
        </draw:frame>
        <draw:frame draw:style-name="gr15" draw:text-style-name="P5" draw:layer="layout" svg:width="0.175cm" svg:height="0.2cm" svg:x="7.235cm" svg:y="12.506cm">
          <draw:text-box>
            <text:p text:style-name="P3"><text:span text:style-name="T2">M</text:span></text:p>
          </draw:text-box>
        </draw:frame>
        <draw:frame draw:style-name="gr16" draw:text-style-name="P5" draw:layer="layout" svg:width="2.233cm" svg:height="0.2cm" svg:x="10.301cm" svg:y="12.386cm">
          <draw:text-box>
            <text:p text:style-name="P3"><text:span text:style-name="T2">DESCRIPTION OF GOODS</text:span></text:p>
          </draw:text-box>
        </draw:frame>
        <draw:frame draw:style-name="gr17" draw:text-style-name="P5" draw:layer="layout" svg:width="2.241cm" svg:height="0.2cm" svg:x="2.036cm" svg:y="12.308cm">
          <draw:text-box>
            <text:p text:style-name="P3"><text:span text:style-name="T2">CNTR. NOS. </text:span><text:span text:style-name="T2">W/SEAL </text:span><text:span text:style-name="T2">NOS.</text:span></text:p>
          </draw:text-box>
        </draw:frame>
        <draw:frame draw:style-name="gr18" draw:text-style-name="P5" draw:layer="layout" svg:width="1.738cm" svg:height="0.2cm" svg:x="2.251cm" svg:y="12.506cm">
          <draw:text-box>
            <text:p text:style-name="P3"><text:span text:style-name="T2">MARKS &amp; </text:span><text:span text:style-name="T2">NUMBERS</text:span></text:p>
          </draw:text-box>
        </draw:frame>
        <draw:frame draw:style-name="gr19" draw:text-style-name="P5" draw:layer="layout" svg:width="0.904cm" svg:height="0.2cm" svg:x="5.68cm" svg:y="12.248cm">
          <draw:text-box>
            <text:p text:style-name="P3"><text:span text:style-name="T2">QUANTITY</text:span></text:p>
          </draw:text-box>
        </draw:frame>
        <draw:frame draw:style-name="gr20" draw:text-style-name="P5" draw:layer="layout" svg:width="1.378cm" svg:height="0.2cm" svg:x="5.475cm" svg:y="12.407cm">
          <draw:text-box>
            <text:p text:style-name="P3"><text:span text:style-name="T2">(FO</text:span><text:span text:style-name="T2">R </text:span><text:span text:style-name="T2">CUS</text:span><text:span text:style-name="T2">TOM</text:span><text:span text:style-name="T2">S</text:span></text:p>
          </draw:text-box>
        </draw:frame>
        <draw:frame draw:style-name="gr21" draw:text-style-name="P5" draw:layer="layout" svg:width="1.856cm" svg:height="0.2cm" svg:x="5.274cm" svg:y="12.566cm">
          <draw:text-box>
            <text:p text:style-name="P3"><text:span text:style-name="T2">DECLARATION ONLY)</text:span></text:p>
          </draw:text-box>
        </draw:frame>
        <draw:frame draw:style-name="gr22" draw:text-style-name="P5" draw:layer="layout" svg:width="1.412cm" svg:height="0.2cm" svg:x="16.009cm" svg:y="12.403cm">
          <draw:text-box>
            <text:p text:style-name="P3"><text:span text:style-name="T2">GROSS WEIGHT</text:span></text:p>
          </draw:text-box>
        </draw:frame>
        <draw:frame draw:style-name="gr23" draw:text-style-name="P5" draw:layer="layout" svg:width="2.076cm" svg:height="0.2cm" svg:x="18.376cm" svg:y="12.382cm">
          <draw:text-box>
            <text:p text:style-name="P3"><text:span text:style-name="T2">GROSS MEASUREMENT</text:span></text:p>
          </draw:text-box>
        </draw:frame>
        <draw:frame draw:style-name="gr24" draw:text-style-name="P7" draw:layer="layout" svg:width="2.681cm" svg:height="0.239cm" svg:x="0.967cm" svg:y="18.96cm">
          <draw:text-box>
            <text:p text:style-name="P3"><text:span text:style-name="T4"><text:s/></text:span><text:span text:style-name="T4">Declared </text:span><text:span text:style-name="T4">Cargo </text:span><text:span text:style-name="T4">Value US $</text:span></text:p>
          </draw:text-box>
        </draw:frame>
        <draw:frame draw:style-name="gr25" draw:text-style-name="P5" draw:layer="layout" svg:width="2.114cm" svg:height="0.2cm" svg:x="17.321cm" svg:y="22.02cm">
          <draw:text-box>
            <text:p text:style-name="P3"><text:span text:style-name="T2">DATE LADEN ON BOARD</text:span></text:p>
          </draw:text-box>
        </draw:frame>
        <draw:frame draw:style-name="gr26" draw:text-style-name="P5" draw:layer="layout" svg:width="0.603cm" svg:height="0.2cm" svg:x="17.321cm" svg:y="23.534cm">
          <draw:text-box>
            <text:p text:style-name="P3"><text:span text:style-name="T2">DATED</text:span></text:p>
          </draw:text-box>
        </draw:frame>
        <draw:frame draw:style-name="gr27" draw:text-style-name="P7" draw:layer="layout" svg:width="0.612cm" svg:height="0.239cm" svg:x="1.281cm" svg:y="19.934cm">
          <draw:text-box>
            <text:p text:style-name="P3"><text:span text:style-name="T5">CODE</text:span></text:p>
          </draw:text-box>
        </draw:frame>
        <draw:frame draw:style-name="gr28" draw:text-style-name="P7" draw:layer="layout" svg:width="1.564cm" svg:height="0.239cm" svg:x="5.038cm" svg:y="19.934cm">
          <draw:text-box>
            <text:p text:style-name="P3"><text:span text:style-name="T5">FREIGHTED AS</text:span></text:p>
          </draw:text-box>
        </draw:frame>
        <draw:frame draw:style-name="gr29" draw:text-style-name="P7" draw:layer="layout" svg:width="0.565cm" svg:height="0.239cm" svg:x="7.387cm" svg:y="19.934cm">
          <draw:text-box>
            <text:p text:style-name="P3"><text:span text:style-name="T5">RATE</text:span></text:p>
          </draw:text-box>
        </draw:frame>
        <draw:frame draw:style-name="gr30" draw:text-style-name="P7" draw:layer="layout" svg:width="0.925cm" svg:height="0.239cm" svg:x="9.521cm" svg:y="19.934cm">
          <draw:text-box>
            <text:p text:style-name="P3"><text:span text:style-name="T5">PREPAID</text:span></text:p>
          </draw:text-box>
        </draw:frame>
        <draw:frame draw:style-name="gr31" draw:text-style-name="P7" draw:layer="layout" svg:width="0.98cm" svg:height="0.239cm" svg:x="12.502cm" svg:y="19.934cm">
          <draw:text-box>
            <text:p text:style-name="P3"><text:span text:style-name="T5">COLLECT</text:span></text:p>
          </draw:text-box>
        </draw:frame>
        <draw:frame draw:style-name="gr32" draw:text-style-name="P5" draw:layer="layout" svg:width="1.903cm" svg:height="0.2cm" svg:x="1.147cm" svg:y="11.07cm">
          <draw:text-box>
            <text:p text:style-name="P3"><text:span text:style-name="T2">PORT OF DISCHARGE</text:span></text:p>
          </draw:text-box>
        </draw:frame>
        <draw:frame draw:style-name="gr33" draw:text-style-name="P5" draw:layer="layout" svg:width="1.81cm" svg:height="0.2cm" svg:x="6.625cm" svg:y="11.07cm">
          <draw:text-box>
            <text:p text:style-name="P3"><text:span text:style-name="T2">PLACE OF </text:span><text:span text:style-name="T2">DELIVERY</text:span></text:p>
          </draw:text-box>
        </draw:frame>
        <draw:frame draw:style-name="gr34" draw:text-style-name="P5" draw:layer="layout" svg:width="8.194cm" svg:height="0.2cm" svg:x="12.09cm" svg:y="6.251cm">
          <draw:text-box>
            <text:p text:style-name="P3"><text:span text:style-name="T2">RECEIVED by the Carrier in apparent good order and condition (unless otherwise stated </text:span><text:span text:style-name="T2">herein) the total</text:span></text:p>
          </draw:text-box>
        </draw:frame>
        <draw:frame draw:style-name="gr35" draw:text-style-name="P5" draw:layer="layout" svg:width="8.397cm" svg:height="0.2cm" svg:x="12.09cm" svg:y="6.449cm">
          <draw:text-box>
            <text:p text:style-name="P3"><text:span text:style-name="T2">number or quantity of Containers or other packages or units indicated in the box entitled </text:span><text:span text:style-name="T2">"Carrier's Receipt",</text:span></text:p>
          </draw:text-box>
        </draw:frame>
        <draw:frame draw:style-name="gr36" draw:text-style-name="P5" draw:layer="layout" svg:width="8.536cm" svg:height="0.2cm" svg:x="12.09cm" svg:y="6.65cm">
          <draw:text-box>
            <text:p text:style-name="P3"><text:span text:style-name="T2">to be carried subject to all the terms and conditions hereof from the Place of Receipt or </text:span><text:span text:style-name="T2">Port of Loading to the</text:span></text:p>
          </draw:text-box>
        </draw:frame>
        <draw:frame draw:style-name="gr37" draw:text-style-name="P5" draw:layer="layout" svg:width="8.913cm" svg:height="0.2cm" svg:x="12.09cm" svg:y="6.851cm">
          <draw:text-box>
            <text:p text:style-name="P3"><text:span text:style-name="T2">Port <text:s/>of <text:s/>Discharge <text:s/>or <text:s/>Place <text:s/>of <text:s/>Delivery, <text:s/>as <text:s/>applicable. <text:s text:c="3"/>Delivery <text:s/>of <text:s/>the <text:s/>Goods <text:s/>to <text:s/></text:span><text:span text:style-name="T2">the <text:s/>Carrier <text:s/>for <text:s/>Carriage</text:span></text:p>
          </draw:text-box>
        </draw:frame>
        <draw:frame draw:style-name="gr38" draw:text-style-name="P5" draw:layer="layout" svg:width="8.507cm" svg:height="0.2cm" svg:x="12.09cm" svg:y="7.052cm">
          <draw:text-box>
            <text:p text:style-name="P3"><text:span text:style-name="T2">hereunder constitutes acceptance by the Merchant (as defined hereinafter) (i) of all the </text:span><text:span text:style-name="T2">terms and conditions,</text:span></text:p>
          </draw:text-box>
        </draw:frame>
        <draw:frame draw:style-name="gr39" draw:text-style-name="P5" draw:layer="layout" svg:width="8.401cm" svg:height="0.2cm" svg:x="12.09cm" svg:y="7.253cm">
          <draw:text-box>
            <text:p text:style-name="P3"><text:span text:style-name="T2">whether printed, stamped or otherwise incorporated on this side and on the reverse side of </text:span><text:span text:style-name="T2">this Bill of lading</text:span></text:p>
          </draw:text-box>
        </draw:frame>
        <draw:frame draw:style-name="gr40" draw:text-style-name="P5" draw:layer="layout" svg:width="8.278cm" svg:height="0.2cm" svg:x="12.09cm" svg:y="7.454cm">
          <draw:text-box>
            <text:p text:style-name="P3"><text:span text:style-name="T2">and the terms and conditions of the Carrier's applicable tariff(s) as if they were all signed </text:span><text:span text:style-name="T2">by the Merchant,</text:span></text:p>
          </draw:text-box>
        </draw:frame>
        <draw:frame draw:style-name="gr41" draw:text-style-name="P5" draw:layer="layout" svg:width="8.435cm" svg:height="0.2cm" svg:x="12.09cm" svg:y="7.655cm">
          <draw:text-box>
            <text:p text:style-name="P3"><text:span text:style-name="T2">and (ii) that any prior representations and/or agreements for or in connection with Carriage </text:span><text:span text:style-name="T2">of the Goods are</text:span></text:p>
          </draw:text-box>
        </draw:frame>
        <draw:frame draw:style-name="gr42" draw:text-style-name="P5" draw:layer="layout" svg:width="8.562cm" svg:height="0.2cm" svg:x="12.09cm" svg:y="7.856cm">
          <draw:text-box>
            <text:p text:style-name="P3"><text:span text:style-name="T2">superseded by this Bill of Lading. <text:s/>If this is a negotiable (To Order/of) Bill of Lading, one </text:span><text:span text:style-name="T2">original Bill of Lading,</text:span></text:p>
          </draw:text-box>
        </draw:frame>
        <draw:frame draw:style-name="gr43" draw:text-style-name="P5" draw:layer="layout" svg:width="8.456cm" svg:height="0.2cm" svg:x="12.09cm" svg:y="8.054cm">
          <draw:text-box>
            <text:p text:style-name="P3"><text:span text:style-name="T2">duly endorsed must be surrendered by the Merchant to the Carrier (together with any </text:span><text:span text:style-name="T2">outstanding Freight) in</text:span></text:p>
          </draw:text-box>
        </draw:frame>
        <draw:frame draw:style-name="gr44" draw:text-style-name="P5" draw:layer="layout" svg:width="8.388cm" svg:height="0.2cm" svg:x="12.09cm" svg:y="8.255cm">
          <draw:text-box>
            <text:p text:style-name="P3"><text:span text:style-name="T2">exchange for the Goods or a Delivery Order or the pin codes for any applicable Electronic </text:span><text:span text:style-name="T2">Release System.</text:span></text:p>
          </draw:text-box>
        </draw:frame>
        <draw:frame draw:style-name="gr39" draw:text-style-name="P5" draw:layer="layout" svg:width="8.401cm" svg:height="0.2cm" svg:x="12.09cm" svg:y="8.456cm">
          <draw:text-box>
            <text:p text:style-name="P3"><text:span text:style-name="T2">If this is a non-negotiable (straight) Bill of Lading, or where issued as a Sea Waybill, the </text:span><text:span text:style-name="T2">Carrier shall deliver</text:span></text:p>
          </draw:text-box>
        </draw:frame>
        <draw:frame draw:style-name="gr34" draw:text-style-name="P5" draw:layer="layout" svg:width="8.194cm" svg:height="0.2cm" svg:x="12.09cm" svg:y="8.657cm">
          <draw:text-box>
            <text:p text:style-name="P3"><text:span text:style-name="T2">the Goods or issue a Delivery Order or the pin codes for any applicable Electronic Release </text:span><text:span text:style-name="T2">System (after</text:span></text:p>
          </draw:text-box>
        </draw:frame>
        <draw:frame draw:style-name="gr45" draw:text-style-name="P5" draw:layer="layout" svg:width="8.418cm" svg:height="0.2cm" svg:x="12.09cm" svg:y="8.858cm">
          <draw:text-box>
            <text:p text:style-name="P3"><text:span text:style-name="T2">payment of outstanding Freight) to the named consignee against the surrender of one </text:span><text:span text:style-name="T2">original Bill of Lading,</text:span></text:p>
          </draw:text-box>
        </draw:frame>
        <draw:frame draw:style-name="gr46" draw:text-style-name="P5" draw:layer="layout" svg:width="8.46cm" svg:height="0.2cm" svg:x="12.09cm" svg:y="9.059cm">
          <draw:text-box>
            <text:p text:style-name="P3"><text:span text:style-name="T2">or in the case of a Sea Waybill, on production of such reasonable proof of identify as may </text:span><text:span text:style-name="T2">be required by the</text:span></text:p>
          </draw:text-box>
        </draw:frame>
        <draw:frame draw:style-name="gr47" draw:text-style-name="P5" draw:layer="layout" svg:width="8.486cm" svg:height="0.2cm" svg:x="12.09cm" svg:y="9.26cm">
          <draw:text-box>
            <text:p text:style-name="P3"><text:span text:style-name="T2">Carrier, or in accordance with the national law at the Port of Discharge or Place of Delivery </text:span><text:span text:style-name="T2">as applicable. <text:s/>IN</text:span></text:p>
          </draw:text-box>
        </draw:frame>
        <draw:frame draw:style-name="gr48" draw:text-style-name="P5" draw:layer="layout" svg:width="8.342cm" svg:height="0.2cm" svg:x="12.09cm" svg:y="9.461cm">
          <draw:text-box>
            <text:p text:style-name="P3"><text:span text:style-name="T2">WITNESS WHEREOF the Carrier or their Agent has signed the number of Bills of Lading </text:span><text:span text:style-name="T2">stated at the top,</text:span></text:p>
          </draw:text-box>
        </draw:frame>
        <draw:frame draw:style-name="gr49" draw:text-style-name="P5" draw:layer="layout" svg:width="8.134cm" svg:height="0.2cm" svg:x="12.09cm" svg:y="9.662cm">
          <draw:text-box>
            <text:p text:style-name="P3"><text:span text:style-name="T2">all of this tenor and date, and whenever one original Bill of Lading has been surrendered all </text:span><text:span text:style-name="T2">other Bills of</text:span></text:p>
          </draw:text-box>
        </draw:frame>
        <draw:frame draw:style-name="gr50" draw:text-style-name="P5" draw:layer="layout" svg:width="1.606cm" svg:height="0.2cm" svg:x="12.09cm" svg:y="9.86cm">
          <draw:text-box>
            <text:p text:style-name="P3"><text:span text:style-name="T2">Lading shall be void.</text:span></text:p>
          </draw:text-box>
        </draw:frame>
        <draw:frame draw:style-name="gr51" draw:text-style-name="P7" draw:layer="layout" svg:width="5.903cm" svg:height="0.239cm" svg:x="0.991cm" svg:y="24.27cm">
          <draw:text-box>
            <text:p text:style-name="P3"><text:span text:style-name="T5">The printed terms and conditions on this Bill are available at its</text:span></text:p>
          </draw:text-box>
        </draw:frame>
        <draw:frame draw:style-name="gr52" draw:text-style-name="P7" draw:layer="layout" svg:width="2.754cm" svg:height="0.239cm" svg:x="0.991cm" svg:y="24.502cm">
          <draw:text-box>
            <text:p text:style-name="P3"><text:span text:style-name="T5">website at www.one-line.com</text:span></text:p>
          </draw:text-box>
        </draw:frame>
        <draw:frame draw:style-name="gr53" draw:text-style-name="P5" draw:layer="layout" svg:width="8.972cm" svg:height="0.2cm" svg:x="1.118cm" svg:y="7.062cm">
          <draw:text-box>
            <text:p text:style-name="P3"><text:span text:style-name="T2">NOTIFY PARTY (It is agreed that no responsibility shall be attached to the Carrier or its </text:span><text:span text:style-name="T2">Agents for failure to notify)</text:span></text:p>
          </draw:text-box>
        </draw:frame>
        <draw:frame draw:style-name="gr54" draw:text-style-name="P5" draw:layer="layout" svg:width="7.495cm" svg:height="0.2cm" svg:x="12.061cm" svg:y="11.07cm">
          <draw:text-box>
            <text:p text:style-name="P3"><text:span text:style-name="T2">TYPE OF MOVEMENT(IF MIXED, USE DESCRIPTION OF PACKAGES AND GOODS </text:span><text:span text:style-name="T2">FIELD)</text:span></text:p>
          </draw:text-box>
        </draw:frame>
        <draw:frame draw:style-name="gr55" draw:text-style-name="P7" draw:layer="layout" svg:width="10.657cm" svg:height="0.239cm" svg:x="6.692cm" svg:y="18.96cm">
          <draw:text-box>
            <text:p text:style-name="P3"><text:span text:style-name="T4"><text:s/></text:span><text:span text:style-name="T4">. If Merchant enters a value, </text:span><text:span text:style-name="T4">Carrier's limitation of liability </text:span><text:span text:style-name="T4">shall not apply and the ad </text:span><text:span text:style-name="T4">valorem rate will be charged.</text:span></text:p>
          </draw:text-box>
        </draw:frame>
        <draw:frame draw:style-name="gr56" draw:text-style-name="P5" draw:layer="layout" svg:width="3.461cm" svg:height="0.2cm" svg:x="1.062cm" svg:y="19.276cm">
          <draw:text-box>
            <text:p text:style-name="P3"><text:span text:style-name="T2">FREIGHT &amp; CHARGES PAYABLE AT / </text:span><text:span text:style-name="T2">BY:</text:span></text:p>
          </draw:text-box>
        </draw:frame>
        <draw:frame draw:style-name="gr57" draw:text-style-name="P5" draw:layer="layout" svg:width="2.186cm" svg:height="0.2cm" svg:x="8.192cm" svg:y="19.276cm">
          <draw:text-box>
            <text:p text:style-name="P3"><text:span text:style-name="T2">SERVICE CONTRACT NO.</text:span></text:p>
          </draw:text-box>
        </draw:frame>
        <draw:frame draw:style-name="gr58" draw:text-style-name="P5" draw:layer="layout" svg:width="1.34cm" svg:height="0.2cm" svg:x="10.827cm" svg:y="19.276cm">
          <draw:text-box>
            <text:p text:style-name="P3"><text:span text:style-name="T2">DOC FORM NO.</text:span></text:p>
          </draw:text-box>
        </draw:frame>
        <draw:frame draw:style-name="gr59" draw:text-style-name="P5" draw:layer="layout" svg:width="1.674cm" svg:height="0.2cm" svg:x="12.619cm" svg:y="19.276cm">
          <draw:text-box>
            <text:p text:style-name="P3"><text:span text:style-name="T2">COMMODITY CODE</text:span></text:p>
          </draw:text-box>
        </draw:frame>
        <draw:frame draw:style-name="gr60" draw:text-style-name="P5" draw:layer="layout" svg:width="1.522cm" svg:height="0.2cm" svg:x="14.601cm" svg:y="19.276cm">
          <draw:text-box>
            <text:p text:style-name="P3"><text:span text:style-name="T2">EXCHANGE RATE</text:span></text:p>
          </draw:text-box>
        </draw:frame>
        <draw:frame draw:style-name="gr61" draw:text-style-name="P7" draw:layer="layout" svg:width="1.314cm" svg:height="0.239cm" svg:x="2.829cm" svg:y="19.934cm">
          <draw:text-box>
            <text:p text:style-name="P3"><text:span text:style-name="T5">TARIFF ITEM</text:span></text:p>
          </draw:text-box>
        </draw:frame>
        <draw:frame draw:style-name="gr62" draw:text-style-name="P5" draw:layer="layout" svg:width="2.136cm" svg:height="0.2cm" svg:x="17.321cm" svg:y="21.23cm">
          <draw:text-box>
            <text:p text:style-name="P3"><text:span text:style-name="T2">DATE CARGO RECEIVED</text:span></text:p>
          </draw:text-box>
        </draw:frame>
        <draw:frame draw:style-name="gr63" draw:text-style-name="P5" draw:layer="layout" svg:width="2.119cm" svg:height="0.2cm" svg:x="17.321cm" svg:y="22.765cm">
          <draw:text-box>
            <text:p text:style-name="P3"><text:span text:style-name="T2">PLACE OF BILL(S) ISSUE</text:span></text:p>
          </draw:text-box>
        </draw:frame>
        <draw:frame draw:style-name="gr64" draw:text-style-name="P8" draw:layer="layout" svg:width="0.348cm" svg:height="0.395cm" svg:x="3.983cm" svg:y="18.72cm">
          <draw:text-box>
            <text:p text:style-name="P3"><text:span text:style-name="T6"><text:s/></text:span></text:p>
          </draw:text-box>
        </draw:frame>
        <draw:frame draw:style-name="gr65" draw:text-style-name="P5" draw:layer="layout" svg:width="4.324cm" svg:height="0.2cm" svg:x="1.129cm" svg:y="11.92cm">
          <draw:text-box>
            <text:p text:style-name="P3"><text:span text:style-name="T2">(CHECK "HM" COLUMN IF HAZARDOUS MATERIAL)</text:span></text:p>
          </draw:text-box>
        </draw:frame>
        <draw:frame draw:style-name="gr66" draw:text-style-name="P9" draw:layer="layout" svg:width="3.435cm" svg:height="0.446cm" svg:x="16.242cm" svg:y="1.227cm">
          <draw:text-box>
            <text:p text:style-name="P3"><text:span text:style-name="T7">BILL OF LADING</text:span></text:p>
          </draw:text-box>
        </draw:frame>
        <draw:frame draw:style-name="gr67" draw:text-style-name="P10" draw:layer="layout" svg:width="7.271cm" svg:height="0.573cm" svg:x="7.038cm" svg:y="0.826cm">
          <draw:text-box>
            <text:p text:style-name="P3"><text:span text:style-name="T8">DRAFT - NON NEGOTIABLE</text:span></text:p>
          </draw:text-box>
        </draw:frame>
        <draw:frame draw:style-name="gr68" draw:text-style-name="P5" draw:layer="layout" svg:width="0.684cm" svg:height="0.2cm" svg:x="14.534cm" svg:y="24.264cm">
          <draw:text-box>
            <text:p text:style-name="P3"><text:span text:style-name="T2">SIGNED</text:span></text:p>
          </draw:text-box>
        </draw:frame>
        <draw:frame draw:style-name="gr69" draw:text-style-name="P5" draw:layer="layout" svg:width="0.29cm" svg:height="0.2cm" svg:x="14.534cm" svg:y="24.461cm">
          <draw:text-box>
            <text:p text:style-name="P3"><text:span text:style-name="T2">BY:</text:span></text:p>
          </draw:text-box>
        </draw:frame>
        <draw:frame draw:style-name="gr70" draw:text-style-name="P4" draw:layer="layout" svg:width="2.559cm" svg:height="0.217cm" svg:x="17.618cm" svg:y="24.91cm">
          <draw:text-box>
            <text:p text:style-name="P3"><text:span text:style-name="T9">, as agent for and on behalf of</text:span></text:p>
          </draw:text-box>
        </draw:frame>
        <draw:frame draw:style-name="gr71" draw:text-style-name="P11" draw:layer="layout" svg:width="5.908cm" svg:height="0.361cm" svg:x="14.52cm" svg:y="26.74cm">
          <draw:text-box>
            <text:p text:style-name="P3"><text:span text:style-name="T10">Ocean Network Express Pte. Ltd.</text:span></text:p>
          </draw:text-box>
        </draw:frame>
        <draw:frame draw:style-name="gr72" draw:text-style-name="P11" draw:layer="layout" svg:width="3.241cm" svg:height="0.361cm" svg:x="14.52cm" svg:y="27.082cm">
          <draw:text-box>
            <text:p text:style-name="P3"><text:span text:style-name="T10">(ONE), AS CARRIER</text:span></text:p>
          </draw:text-box>
        </draw:frame>
        <draw:frame draw:style-name="gr73" draw:text-style-name="P5" draw:layer="layout" svg:width="1.204cm" svg:height="0.2cm" svg:x="12.136cm" svg:y="2.162cm">
          <draw:text-box>
            <text:p text:style-name="P3"><text:span text:style-name="T2">BOOKING NO.</text:span></text:p>
          </draw:text-box>
        </draw:frame>
        <draw:frame draw:style-name="gr74" draw:text-style-name="P5" draw:layer="layout" svg:width="1.746cm" svg:height="0.2cm" svg:x="16.552cm" svg:y="2.162cm">
          <draw:text-box>
            <text:p text:style-name="P3"><text:span text:style-name="T2">BILL OF LADING NO.</text:span></text:p>
          </draw:text-box>
        </draw:frame>
        <draw:frame draw:style-name="gr75" draw:text-style-name="P5" draw:layer="layout" svg:width="7.872cm" svg:height="0.2cm" svg:x="12.136cm" svg:y="2.878cm">
          <draw:text-box>
            <text:p text:style-name="P3"><text:span text:style-name="T2">EXPORT REFERENCES(for the Merchant's and/or Carrier's reference only. See back </text:span><text:span text:style-name="T2">clause 8. (4).)</text:span></text:p>
          </draw:text-box>
        </draw:frame>
        <draw:frame draw:style-name="gr76" draw:text-style-name="P5" draw:layer="layout" svg:width="3.173cm" svg:height="0.2cm" svg:x="12.136cm" svg:y="4.656cm">
          <draw:text-box>
            <text:p text:style-name="P3"><text:span text:style-name="T2">FORWARDING AGENT-REFERENCES</text:span></text:p>
          </draw:text-box>
        </draw:frame>
        <draw:frame draw:style-name="gr77" draw:text-style-name="P5" draw:layer="layout" svg:width="0.756cm" svg:height="0.2cm" svg:x="12.136cm" svg:y="4.854cm">
          <draw:text-box>
            <text:p text:style-name="P3"><text:span text:style-name="T2">FMC NO.</text:span></text:p>
          </draw:text-box>
        </draw:frame>
        <draw:frame draw:style-name="gr78" draw:text-style-name="P5" draw:layer="layout" svg:width="1.069cm" svg:height="0.2cm" svg:x="1.129cm" svg:y="4.692cm">
          <draw:text-box>
            <text:p text:style-name="P3"><text:span text:style-name="T2">CONSIGNEE</text:span></text:p>
          </draw:text-box>
        </draw:frame>
        <draw:frame draw:style-name="gr33" draw:text-style-name="P5" draw:layer="layout" svg:width="1.81cm" svg:height="0.2cm" svg:x="1.129cm" svg:y="2.152cm">
          <draw:text-box>
            <text:p text:style-name="P3"><text:span text:style-name="T2">SHIPPER/EXPORTER</text:span></text:p>
          </draw:text-box>
        </draw:frame>
        <draw:line draw:style-name="gr1" draw:text-style-name="P1" draw:layer="layout" svg:x1="0.998cm" svg:y1="12.743cm" svg:x2="20.496cm" svg:y2="12.743cm">
          <text:p/>
        </draw:line>
        <draw:line draw:style-name="gr1" draw:text-style-name="P1" draw:layer="layout" svg:x1="0.99cm" svg:y1="24.203cm" svg:x2="20.49cm" svg:y2="24.203cm">
          <text:p/>
        </draw:line>
        <draw:line draw:style-name="gr1" draw:text-style-name="P1" draw:layer="layout" svg:x1="11.432cm" svg:y1="19.908cm" svg:x2="11.432cm" svg:y2="25.496cm">
          <text:p/>
        </draw:line>
        <draw:line draw:style-name="gr1" draw:text-style-name="P1" draw:layer="layout" svg:x1="14.5cm" svg:y1="19.908cm" svg:x2="14.5cm" svg:y2="25.496cm">
          <text:p/>
        </draw:line>
        <draw:frame draw:style-name="gr79" draw:text-style-name="P7" draw:layer="layout" svg:width="0.726cm" svg:height="0.247cm" svg:x="18.217cm" svg:y="1.013cm">
          <draw:text-box>
            <text:p text:style-name="P3"><text:span text:style-name="T11">PAGE:</text:span></text:p>
          </draw:text-box>
        </draw:frame>
        <draw:frame draw:style-name="gr80" draw:text-style-name="P7" draw:layer="layout" svg:width="0.548cm" svg:height="0.247cm" svg:x="19.272cm" svg:y="1.013cm">
          <draw:text-box>
            <text:p text:style-name="P3"><text:span text:style-name="T11">1 OF</text:span></text:p>
          </draw:text-box>
        </draw:frame>
        <draw:frame draw:style-name="gr81" draw:text-style-name="P7" draw:layer="layout" svg:width="0.211cm" svg:height="0.247cm" svg:x="20.182cm" svg:y="1.013cm">
          <draw:text-box>
            <text:p text:style-name="P3"><text:span text:style-name="T11">1</text:span></text:p>
          </draw:text-box>
        </draw:frame>
        <draw:frame draw:style-name="gr82" draw:text-style-name="P6" draw:layer="layout" svg:width="19.708cm" svg:height="0.276cm" svg:x="0.96cm" svg:y="12.759cm">
          <draw:text-box>
            <text:p text:style-name="P3"><text:span text:style-name="T12">--------------</text:span><text:span text:style-name="T12">--------------</text:span><text:span text:style-name="T12">--------------</text:span><text:span text:style-name="T12">--------------</text:span><text:span text:style-name="T12">--------------</text:span><text:span text:style-name="T12">--------------</text:span><text:span text:style-name="T12">--------------</text:span><text:span text:style-name="T12">--------------</text:span><text:span text:style-name="T12">--------------</text:span><text:span text:style-name="T12">-------</text:span></text:p>
          </draw:text-box>
        </draw:frame>
        <draw:control draw:name="ConsigneeField" draw:style-name="gr83" draw:text-style-name="P12" draw:layer="controls" svg:width="8.255cm" svg:height="1.27cm" svg:x="0.317cm" svg:y="5.397cm" draw:control="control1">
          <svg:title>ConsigneeField</svg:title>
        </draw:control>
        <draw:control draw:style-name="gr83" draw:text-style-name="P12" draw:layer="controls" svg:width="10.668cm" svg:height="0.872cm" svg:x="1.143cm" svg:y="2.557cm" draw:control="control2"/>
        <draw:control draw:style-name="gr83" draw:text-style-name="P12" draw:layer="controls" svg:width="10.668cm" svg:height="1.651cm" svg:x="1.016cm" svg:y="5.08cm" draw:control="control3"/>
        <draw:control draw:style-name="gr83" draw:text-style-name="P12" draw:layer="controls" svg:width="10.668cm" svg:height="1.651cm" svg:x="1.016cm" svg:y="7.466cm" draw:control="control4"/>
        <draw:control draw:style-name="gr83" draw:text-style-name="P12" draw:layer="controls" svg:width="5.207cm" svg:height="0.254cm" svg:x="1.143cm" svg:y="9.779cm" draw:control="control5"/>
        <draw:control draw:style-name="gr83" draw:text-style-name="P12" draw:layer="controls" svg:width="5.207cm" svg:height="0.508cm" svg:x="1.143cm" svg:y="10.414cm" draw:control="control6"/>
        <draw:control draw:style-name="gr83" draw:text-style-name="P12" draw:layer="controls" svg:width="5.207cm" svg:height="0.254cm" svg:x="6.604cm" svg:y="9.779cm" draw:control="control7"/>
        <draw:control draw:style-name="gr83" draw:text-style-name="P12" draw:layer="controls" svg:width="5.207cm" svg:height="0.508cm" svg:x="6.604cm" svg:y="10.414cm" draw:control="control8"/>
        <draw:control draw:style-name="gr83" draw:text-style-name="P12" draw:layer="controls" svg:width="5.207cm" svg:height="0.508cm" svg:x="1.143cm" svg:y="11.303cm" draw:control="control9"/>
        <draw:control draw:style-name="gr83" draw:text-style-name="P12" draw:layer="controls" svg:width="5.207cm" svg:height="0.508cm" svg:x="6.604cm" svg:y="11.303cm" draw:control="control10"/>
        <draw:control draw:style-name="gr83" draw:text-style-name="P12" draw:layer="controls" svg:width="4.191cm" svg:height="0.381cm" svg:x="12.065cm" svg:y="2.286cm" draw:control="control11"/>
        <draw:control draw:style-name="gr83" draw:text-style-name="P12" draw:layer="controls" svg:width="4.191cm" svg:height="0.381cm" svg:x="16.51cm" svg:y="2.286cm" draw:control="control12"/>
        <draw:control draw:style-name="gr83" draw:text-style-name="P12" draw:layer="controls" svg:width="3.683cm" svg:height="5.207cm" svg:x="1.016cm" svg:y="12.954cm" draw:control="control13"/>
        <draw:control draw:style-name="gr83" draw:text-style-name="P12" draw:layer="controls" svg:width="7.252cm" svg:height="5.207cm" svg:x="7.607cm" svg:y="12.955cm" draw:control="control14"/>
        <draw:control draw:style-name="gr83" draw:text-style-name="P12" draw:layer="controls" svg:width="1.778cm" svg:height="5.207cm" svg:x="15.307cm" svg:y="12.955cm" draw:control="control15"/>
        <draw:control draw:style-name="gr83" draw:text-style-name="P12" draw:layer="controls" svg:width="1.778cm" svg:height="5.207cm" svg:x="18.207cm" svg:y="12.956cm" draw:control="control16"/>
        <draw:control draw:style-name="gr83" draw:text-style-name="P12" draw:layer="controls" svg:width="0.254cm" svg:height="5.207cm" svg:x="7.112cm" svg:y="12.954cm" draw:control="control17"/>
        <draw:control draw:style-name="gr83" draw:text-style-name="P12" draw:layer="controls" svg:width="8.382cm" svg:height="0.381cm" svg:x="12.065cm" svg:y="10.414cm" draw:control="control18"/>
        <draw:control draw:style-name="gr83" draw:text-style-name="P12" draw:layer="controls" svg:width="8.382cm" svg:height="0.381cm" svg:x="12.065cm" svg:y="11.315cm" draw:control="control19"/>
        <draw:control draw:style-name="gr83" draw:text-style-name="P12" draw:layer="controls" svg:width="1.905cm" svg:height="5.207cm" svg:x="5.08cm" svg:y="12.954cm" draw:control="control20"/>
        <draw:control draw:style-name="gr83" draw:text-style-name="P12" draw:layer="controls" svg:width="1.27cm" svg:height="3.683cm" svg:x="1.17cm" svg:y="20.32cm" draw:control="control21"/>
        <draw:control draw:style-name="gr83" draw:text-style-name="P12" draw:layer="controls" svg:width="1.27cm" svg:height="3.683cm" svg:x="2.821cm" svg:y="20.32cm" draw:control="control22"/>
        <draw:control draw:style-name="gr83" draw:text-style-name="P12" draw:layer="controls" svg:width="1.624cm" svg:height="3.683cm" svg:x="4.98cm" svg:y="20.32cm" draw:control="control23"/>
        <draw:control draw:style-name="gr83" draw:text-style-name="P12" draw:layer="controls" svg:width="1.27cm" svg:height="3.683cm" svg:x="7.012cm" svg:y="20.32cm" draw:control="control24"/>
        <draw:control draw:style-name="gr83" draw:text-style-name="P12" draw:layer="controls" svg:width="2.54cm" svg:height="3.683cm" svg:x="8.636cm" svg:y="20.32cm" draw:control="control25"/>
        <draw:control draw:style-name="gr83" draw:text-style-name="P12" draw:layer="controls" svg:width="2.54cm" svg:height="3.683cm" svg:x="11.811cm" svg:y="20.32cm" draw:control="control26"/>
        <draw:control draw:style-name="gr83" draw:text-style-name="P12" draw:layer="controls" svg:width="2.794cm" svg:height="1.016cm" svg:x="8.509cm" svg:y="24.384cm" draw:control="control27"/>
        <draw:control draw:style-name="gr83" draw:text-style-name="P12" draw:layer="controls" svg:width="2.794cm" svg:height="1.016cm" svg:x="11.557cm" svg:y="24.384cm" draw:control="control28"/>
        <draw:control draw:style-name="gr83" draw:text-style-name="P12" draw:layer="controls" svg:width="2.667cm" svg:height="0.381cm" svg:x="7.874cm" svg:y="19.431cm" draw:control="control29"/>
        <draw:control draw:style-name="gr83" draw:text-style-name="P12" draw:layer="controls" svg:width="1.524cm" svg:height="0.381cm" svg:x="10.795cm" svg:y="19.431cm" draw:control="control30"/>
        <draw:control draw:style-name="gr83" draw:text-style-name="P12" draw:layer="controls" svg:width="2.032cm" svg:height="0.381cm" svg:x="12.446cm" svg:y="19.431cm" draw:control="control31"/>
        <draw:control draw:style-name="gr83" draw:text-style-name="P12" draw:layer="controls" svg:width="2.032cm" svg:height="0.381cm" svg:x="14.605cm" svg:y="19.431cm" draw:control="control32"/>
        <draw:control draw:style-name="gr83" draw:text-style-name="P12" draw:layer="controls" svg:width="2.921cm" svg:height="0.381cm" svg:x="17.272cm" svg:y="21.49cm" draw:control="control33"/>
        <draw:control draw:style-name="gr83" draw:text-style-name="P12" draw:layer="controls" svg:width="2.921cm" svg:height="0.381cm" svg:x="17.273cm" svg:y="22.191cm" draw:control="control34"/>
        <draw:control draw:style-name="gr83" draw:text-style-name="P12" draw:layer="controls" svg:width="2.921cm" svg:height="0.381cm" svg:x="17.274cm" svg:y="22.992cm" draw:control="control35"/>
        <draw:control draw:style-name="gr83" draw:text-style-name="P12" draw:layer="controls" svg:width="2.921cm" svg:height="0.381cm" svg:x="17.275cm" svg:y="23.693cm" draw:control="control36"/>
        <draw:control draw:style-name="gr83" draw:text-style-name="P12" draw:layer="controls" svg:width="8.382cm" svg:height="1.016cm" svg:x="12.065cm" svg:y="3.302cm" draw:control="control37"/>
        <draw:control draw:style-name="gr83" draw:text-style-name="P12" draw:layer="controls" svg:width="8.382cm" svg:height="1.016cm" svg:x="12.065cm" svg:y="5.234cm" draw:control="control38"/>
        <draw:control draw:style-name="gr83" draw:text-style-name="P12" draw:layer="controls" svg:width="10.668cm" svg:height="0.872cm" svg:x="1.143cm" svg:y="3.457cm" draw:control="control39"/>
        <draw:control draw:style-name="gr83" draw:text-style-name="P12" draw:layer="controls" svg:width="2.54cm" svg:height="3.683cm" svg:x="14.605cm" svg:y="20.32cm" draw:control="control40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1" svg:font-family="'Bitstream Vera Sans'"/>
    <style:font-face style:name="Liberation Mono1" svg:font-family="'Liberation Mono'"/>
    <style:font-face style:name="Liberation Sans2" svg:font-family="'Liberation Sans'"/>
    <style:font-face style:name="Bitstream Vera Sans" svg:font-family="'Bitstream Vera Sans'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4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14T21:55:43.382375941</dc:date>
    <meta:editing-duration>PT1H16M43S</meta:editing-duration>
    <meta:editing-cycles>20</meta:editing-cycles>
    <meta:generator>LibreOffice/6.1.5.2$Linux_X86_64 LibreOffice_project/10$Build-2</meta:generator>
    <meta:document-statistic meta:object-count="165"/>
  </office:meta>
</office:document-meta>
</file>